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3" style:family="paragraph" style:parent-style-name="Standard">
      <style:paragraph-properties fo:text-align="center"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5" style:family="paragraph" style:parent-style-name="Standard">
      <style:paragraph-properties fo:text-align="center"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6"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87"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88" style:family="paragraph" style:parent-style-name="Standard">
      <style:paragraph-properties fo:text-align="start"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89" style:family="paragraph" style:parent-style-name="Standard">
      <style:paragraph-properties fo:text-align="start" style:justify-single-word="false"/>
      <style:text-properties style:font-name="Noto Sans Mono" fo:font-size="8pt" fo:font-style="italic" fo:font-weight="bold" officeooo:rsid="01617bc5" officeooo:paragraph-rsid="0162408d" style:font-size-asian="8pt" style:font-style-asian="italic" style:font-weight-asian="bold" style:font-size-complex="8pt" style:font-style-complex="italic" style:font-weight-complex="bold"/>
    </style:style>
    <style:style style:name="P90" style:family="paragraph" style:parent-style-name="Standard">
      <style:paragraph-properties fo:text-align="start" style:justify-single-word="false"/>
      <style:text-properties style:font-name="Noto Sans Mono" fo:font-size="8pt" fo:font-style="italic" fo:font-weight="bold" officeooo:rsid="01617bc5" officeooo:paragraph-rsid="0164fc4e" style:font-size-asian="8pt" style:font-style-asian="italic" style:font-weight-asian="bold" style:font-size-complex="8pt" style:font-style-complex="italic" style:font-weight-complex="bold"/>
    </style:style>
    <style:style style:name="P9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2" style:family="paragraph" style:parent-style-name="Standard">
      <style:paragraph-properties fo:text-align="end"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3"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2408d" style:font-size-asian="8pt" style:font-style-asian="normal" style:font-weight-asian="bold" style:font-size-complex="8pt" style:font-style-complex="normal" style:font-weight-complex="bold"/>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4c1a49" style:font-weight-asian="normal" style:font-weight-complex="normal"/>
    </style:style>
    <style:style style:name="T80" style:family="text">
      <style:text-properties fo:font-weight="normal" officeooo:rsid="0162408d" style:font-weight-asian="normal" style:font-weight-complex="normal"/>
    </style:style>
    <style:style style:name="T81" style:family="text">
      <style:text-properties fo:font-weight="normal" officeooo:rsid="0164fc4e" style:font-weight-asian="normal" style:font-weight-complex="normal"/>
    </style:style>
    <style:style style:name="T82" style:family="text">
      <style:text-properties fo:font-weight="normal" officeooo:rsid="0165fd8b" style:font-weight-asian="normal" style:font-weight-complex="normal"/>
    </style:style>
    <style:style style:name="T83" style:family="text">
      <style:text-properties fo:font-weight="normal" officeooo:rsid="01675d63" style:font-weight-asian="normal" style:font-weight-complex="normal"/>
    </style:style>
    <style:style style:name="T84" style:family="text">
      <style:text-properties fo:font-weight="normal" officeooo:rsid="0167b6b0" style:font-weight-asian="normal" style:font-weight-complex="normal"/>
    </style:style>
    <style:style style:name="T85" style:family="text">
      <style:text-properties fo:font-weight="normal" officeooo:rsid="0168e042" style:font-weight-asian="normal" style:font-weight-complex="normal"/>
    </style:style>
    <style:style style:name="T86" style:family="text">
      <style:text-properties officeooo:rsid="0147b0a7"/>
    </style:style>
    <style:style style:name="T87" style:family="text">
      <style:text-properties officeooo:rsid="0148ef8e"/>
    </style:style>
    <style:style style:name="T88" style:family="text">
      <style:text-properties fo:font-size="11pt" style:font-size-asian="11pt" style:font-size-complex="11pt"/>
    </style:style>
    <style:style style:name="T89" style:family="text">
      <style:text-properties officeooo:rsid="014beb8e"/>
    </style:style>
    <style:style style:name="T90" style:family="text">
      <style:text-properties officeooo:rsid="014c1a49"/>
    </style:style>
    <style:style style:name="T91"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62"><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6">one of the</text:span> Moves shirt<text:span text:style-name="T76">s</text:span>, put on my hat and <text:span text:style-name="T76">stuck</text:span> a stem behind my upper lip. I went to the fridge and grabbed <text:span text:style-name="T87">a handful</text:span> of grapes <text:span text:style-name="T76">+</text:span> a plum, left the house and ate everything while walking <text:span text:style-name="T76">Brevard Rd</text:span>.</text:p>
      <text:p text:style-name="P63"><text:s text:c="3"/>I went to a guitar shop, a book store, had a pee at Community and returned someone's Nalgene. I walked down the hill, meditating on “<text:span text:style-name="T88">I</text:span>…” turned right at Hilliard, felt conflicted over which of my two usual ways to go and noticed a tennis tournament <text:span text:style-name="T87">up on the hill</text:span>.</text:p>
      <text:p text:style-name="P63"><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7">Biltmore</text:span>, checked out the beginnings of a market <text:span text:style-name="T87">near Vance Monument </text:span>and turned toward Pritchard.</text:p>
      <text:p text:style-name="P63"><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63"><text:s text:c="3"/>John <text:span text:style-name="T87">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63"><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63"><text:s text:c="3"/>She escorted me to the green room, where I had two peanut butter cups and an enthusiastic hug from Hannah, <text:span text:style-name="T86">who was wearing</text:span> a beautiful flowing green dress. At five til, I took a seat and then <text:span text:style-name="T86">relocated</text:span> two more times, moving closer to the <text:span text:style-name="T87">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87">ing</text:span> a couple times as expected but <text:span text:style-name="T87">always</text:span> returning. I wanted so bad to put a hand out for her, but also <text:soft-page-break/>didn’t want <text:span text:style-name="T86">that first moment</text:span> to be in a church, <text:span text:style-name="T86">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89">dark</text:span> it was. I wanted to sleep all day, but couldn’t get started until the sun came up. </text:p>
      <text:p text:style-name="P68"/>
      <text:p text:style-name="P71">VII.XIII</text:p>
      <text:p text:style-name="P72"><text:span text:style-name="T77"/></text:p>
      <text:p text:style-name="P72"><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72"><text:soft-page-break/><text:span text:style-name="T77"/></text:p>
      <text:p text:style-name="P72"><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72"><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0">I took a poop, laid in bed and immediately texted Hannah, “You sounded beautiful last night and I feel a little rude because you asked me what I was up to this week and I didn't ask you,” and then, “</text:span>Also I like your green dress. . .” <text:span text:style-name="T91">We laughed about the guy who thought it was the same dress from the album cover and my mood changed </text:span><text:span text:style-name="T54">completely</text:span><text:span text:style-name="T57">. I scrolled on my phone and wrote in my journal at 11:35.</text:span></text:p>
      <text:p text:style-name="P73"><text:span text:style-name="T57"/></text:p>
      <text:p text:style-name="P74"><text:span text:style-name="T56">I still plan on being lazy today and am even more excited about it.</text:span></text:p>
      <text:p text:style-name="P74"><text:span text:style-name="T56"/></text:p>
      <text:p text:style-name="P75"><text:span text:style-name="T56">/ / /</text:span></text:p>
      <text:p text:style-name="P77"><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8"><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78"><text:span text:style-name="T60"/></text:p>
      <text:p text:style-name="P76"><text:span text:style-name="T60">. . .</text:span></text:p>
      <text:p text:style-name="P78"><text:span text:style-name="T60"/></text:p>
      <text:p text:style-name="P78"><text:span text:style-name="T60">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60"><text:s text:c="3"/>As I was walking up, I realized I was a half-hour early, so I said hello to Pocket, sat in a chair with him and wrote on my phone journal until Justin pulled up at 7:00.</text:span></text:p>
      <text:p text:style-name="P78"><text:span text:style-name="T60"/></text:p>
      <text:p text:style-name="P76"><text:soft-page-break/><text:span text:style-name="T60">. . .</text:span></text:p>
      <text:p text:style-name="P78"><text:span text:style-name="T60"/></text:p>
      <text:p text:style-name="P79"><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6"/></text:p>
      <text:p text:style-name="P80"><text:span text:style-name="T56">VII.XIV</text:span></text:p>
      <text:p text:style-name="P80"><text:span text:style-name="T64"/></text:p>
      <text:p text:style-name="P80"><text:span text:style-name="T64">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5"/></text:p>
      <text:p text:style-name="P81"><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82"><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82"><text:span text:style-name="T68"><text:s text:c="3"/>I wrote in my journal at 11:45. . .</text:span><text:span text:style-name="T69">I transcribed one of the most traumatizing times of my life, laid in bed, scrolled on my phone, ate a few grapes and wrote in my journal at 12:30.</text:span></text:p>
      <text:p text:style-name="P82"><text:span text:style-name="T69"/></text:p>
      <text:p text:style-name="P83"><text:span text:style-name="T69">. . .</text:span></text:p>
      <text:p text:style-name="P83"><text:span text:style-name="T69"/></text:p>
      <text:p text:style-name="P84"><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84"><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84"><text:span text:style-name="T64"/></text:p>
      <text:p text:style-name="P85"><text:span text:style-name="T64">/ / /</text:span></text:p>
      <text:p text:style-name="P84"><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84"><text:span text:style-name="T64"><text:s text:c="3"/></text:span><text:span text:style-name="T70">Hannah said, “Cute little toe beans!”</text:span></text:p>
      <text:p text:style-name="P84"><text:span text:style-name="T70"/></text:p>
      <text:p text:style-name="P85"><text:span text:style-name="T70">. . .</text:span></text:p>
      <text:p text:style-name="P85"><text:span text:style-name="T70"/></text:p>
      <text:p text:style-name="P86"><text:span text:style-name="T70">I </text:span><text:span text:style-name="T64">got blazed and was typing up a storm when Hannah texted me, “Just went to guitar Center and guess who I met!”</text:span></text:p>
      <text:p text:style-name="P86"><text:span text:style-name="T64"><text:s text:c="3"/>I said, “Charming Wyndham!”</text:span></text:p>
      <text:p text:style-name="P86"><text:span text:style-name="T64"><text:s text:c="3"/>“Sort of charming,” she said. “Did I miss something? I mean, he was nice and everything!”</text:span></text:p>
      <text:p text:style-name="P86"><text:span text:style-name="T64"><text:s text:c="3"/></text:span><text:span text:style-name="T71">I started to realize I was high and didn’t want to come across as mean. I said, “</text:span><text:span text:style-name="T64">Haha I'm just trying to be cute. What'd you get from GC?”</text:span></text:p>
      <text:p text:style-name="P86"><text:span text:style-name="T64"/></text:p>
      <text:p text:style-name="P87"><text:span text:style-name="T64">“</text:span><text:span text:style-name="T55">Some cables that have a lifetime </text:span></text:p>
      <text:p text:style-name="P87"><text:span text:style-name="T55">guarantee. We shall see if this </text:span></text:p>
      <text:p text:style-name="P87"><text:span text:style-name="T55">helps with my guitar being crackly.</text:span></text:p>
      <text:p text:style-name="P89"><text:span text:style-name="T77"/></text:p>
      <text:p text:style-name="P89"><text:span text:style-name="T77">I think it might also be that my </text:span></text:p>
      <text:p text:style-name="P89"><text:span text:style-name="T77">guitar needs some attention</text:span></text:p>
      <text:p text:style-name="P89"><text:span text:style-name="T77"/></text:p>
      <text:p text:style-name="P91"><text:span text:style-name="T77">A wise friend once told me not to save all the routine maintenance for the end</text:span></text:p>
      <text:p text:style-name="P91"><text:span text:style-name="T77"/></text:p>
      <text:p text:style-name="P91"><text:span text:style-name="T77">I'm glad y'all figured out that you knew each other and be</text:span><text:span text:style-name="T80">t</text:span><text:span text:style-name="T77"> that was fun</text:span></text:p>
      <text:p text:style-name="P88"><text:soft-page-break/><text:span text:style-name="T77"/></text:p>
      <text:p text:style-name="P89"><text:span text:style-name="T77">It was definitely better than </text:span></text:p>
      <text:p text:style-name="P89"><text:span text:style-name="T77">being hassled by the guitar </text:span></text:p>
      <text:p text:style-name="P89"><text:span text:style-name="T77">Center people. A friendly </text:span></text:p>
      <text:p text:style-name="P89"><text:span text:style-name="T77">face is nice.</text:span></text:p>
      <text:p text:style-name="P93"><text:span text:style-name="T77">Oh and I was just reading about the day I met him in my journal</text:span></text:p>
      <text:p text:style-name="P90"><text:span text:style-name="T77">Did something happen </text:span></text:p>
      <text:p text:style-name="P90"><text:span text:style-name="T77">when you met him?</text:span></text:p>
      <text:p text:style-name="P91"><text:span text:style-name="T77">All I wrote was, "I had the best time playing on the bus w/ Wyndham."</text:span></text:p>
      <text:p text:style-name="P88"><text:span text:style-name="T77">Awwww!!!</text:span></text:p>
      <text:p text:style-name="P88"><text:span text:style-name="T77">A meet cute!</text:span></text:p>
      <text:p text:style-name="P92"><text:span text:style-name="T77">see i tell ya he's a charmer</text:span></text:p>
      <text:p text:style-name="P88"><text:span text:style-name="T77"/></text:p>
      <text:p text:style-name="P88"><text:span text:style-name="T77">I still don't know why but that's cool!</text:span></text:p>
      <text:p text:style-name="P88"><text:span text:style-name="T77"/></text:p>
      <text:p text:style-name="P91"><text:span text:style-name="T77">Oh I just like him. He's fun to play music with especially. Whatcha gonna do now?”</text:span></text:p>
      <text:p text:style-name="P91"><text:span text:style-name="T77"/></text:p>
      <text:p text:style-name="P95"><text:span text:style-name="T77">After a couple minutes of no response, I turned of</text:span><text:span text:style-name="T82">f my desk light and put my head in my knees. I was disappointed with my textual per</text:span><text:span text:style-name="T83">f</text:span><text:span text:style-name="T82">ormance and for having smoked weed in general. I laid in bed, </text:span><text:span text:style-name="T83">read some of my most re</text:span><text:span text:style-name="T84">cent journal and kept closing it bec</text:span><text:span text:style-name="T83">ause I felt so cringe. I</text:span><text:span text:style-name="T77"> looked at my phone, </text:span><text:span text:style-name="T83">ate</text:span><text:span text:style-name="T77"> a popsicle and wr</text:span><text:span text:style-name="T83">ote</text:span><text:span text:style-name="T77"> in my journal </text:span><text:span text:style-name="T81">until 8:25 when </text:span><text:span text:style-name="T83">Hannah</text:span><text:span text:style-name="T81"> wrote back, an hour-and-a-half later, saying, “</text:span><text:span text:style-name="T77">That's cool! I'm just resting a lot, I had work today”</text:span></text:p>
      <text:p text:style-name="P94"><text:span text:style-name="T77"/></text:p>
      <text:p text:style-name="P95"><text:span text:style-name="T77">While my head </text:span><text:span text:style-name="T82">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73"><text:span text:style-name="T77"><text:s text:c="3"/>I feel like a mess but I also know I’m trying. </text:span><text:span text:style-name="T82">That exchange probably didn’t go as poorly as I think it did, but I would be more——</text:span><text:span text:style-name="T83">T</text:span><text:span text:style-name="T82">he world would be a better place if I just kept things plain and honest and kind. . .</text:span><text:span text:style-name="T84">I laid in bed, sent Hannah a reel, ate a popsicle and texted saying, "Good! I'm typing and eating like popsicles,” and then, “Not at exactly the same time”</text:span></text:p>
      <text:p text:style-name="P73"><text:span text:style-name="T84"><text:s text:c="3"/>She reacted to my post </text:span><text:span text:style-name="T85">and texted a half-hour later saying, “</text:span><text:span text:style-name="T84">Haha, sounds nice anyhow!”</text:span></text:p>
      <text:p text:style-name="P73"><text:span text:style-name="T84"><text:s text:c="3"/></text:span><text:span text:style-name="T85">I tried to go easy on myself, turned on my lamp and wrote in my journal at 9: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1:55:12.102058278</dc:date>
    <meta:editing-duration>P7DT18H37M50S</meta:editing-duration>
    <meta:editing-cycles>263</meta:editing-cycles>
    <meta:generator>LibreOffice/7.3.7.2$Linux_X86_64 LibreOffice_project/30$Build-2</meta:generator>
    <meta:print-date>2024-07-14T18:02:06.643783005</meta:print-date>
    <meta:document-statistic meta:table-count="0" meta:image-count="0" meta:object-count="0" meta:page-count="22" meta:paragraph-count="202" meta:word-count="5412" meta:character-count="28358" meta:non-whitespace-character-count="22905"/>
  </office:meta>
</office:document-meta>
</file>